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ConstructorArgumentComponent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ConstructorArgumentComponent.LazyConstructorArgumentComponent( @ Lazy Environment environment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ConstructorArgumentCompon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